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7315" officeooo:paragraph-rsid="000e7315"/>
    </style:style>
    <style:style style:name="P2" style:family="paragraph" style:parent-style-name="Standard">
      <style:text-properties officeooo:rsid="00105240" officeooo:paragraph-rsid="00105240"/>
    </style:style>
    <style:style style:name="P3" style:family="paragraph" style:parent-style-name="Standard">
      <style:paragraph-properties fo:text-align="center" style:justify-single-word="false"/>
      <style:text-properties fo:font-size="16pt" officeooo:rsid="000e7315" officeooo:paragraph-rsid="000e7315" style:font-size-asian="16pt" style:font-size-complex="16pt"/>
    </style:style>
    <style:style style:name="P4" style:family="paragraph" style:parent-style-name="Standard">
      <style:text-properties officeooo:rsid="00114fbe" officeooo:paragraph-rsid="00114fbe"/>
    </style:style>
    <style:style style:name="P5" style:family="paragraph" style:parent-style-name="Standard">
      <style:text-properties officeooo:rsid="0012daa3" officeooo:paragraph-rsid="0012daa3"/>
    </style:style>
    <style:style style:name="P6" style:family="paragraph" style:parent-style-name="Standard">
      <style:text-properties officeooo:rsid="00155d34" officeooo:paragraph-rsid="00155d34"/>
    </style:style>
    <style:style style:name="P7" style:family="paragraph" style:parent-style-name="Standard">
      <style:text-properties officeooo:rsid="0018055c" officeooo:paragraph-rsid="0018055c"/>
    </style:style>
    <style:style style:name="P8" style:family="paragraph" style:parent-style-name="Standard" style:list-style-name="L1">
      <style:text-properties officeooo:rsid="000e7315" officeooo:paragraph-rsid="000e7315"/>
    </style:style>
    <style:style style:name="P9" style:family="paragraph" style:parent-style-name="Standard" style:list-style-name="L1">
      <style:text-properties officeooo:rsid="00105240" officeooo:paragraph-rsid="00105240"/>
    </style:style>
    <style:style style:name="P10" style:family="paragraph" style:parent-style-name="Standard">
      <style:text-properties officeooo:rsid="001a0429" officeooo:paragraph-rsid="001a0429"/>
    </style:style>
    <style:style style:name="P11" style:family="paragraph" style:parent-style-name="Standard">
      <style:text-properties officeooo:rsid="001ac3f9" officeooo:paragraph-rsid="001ac3f9"/>
    </style:style>
    <style:style style:name="P12" style:family="paragraph" style:parent-style-name="Standard" style:list-style-name="L2">
      <style:text-properties officeooo:rsid="001d21d0" officeooo:paragraph-rsid="001d21d0"/>
    </style:style>
    <style:style style:name="P13" style:family="paragraph" style:parent-style-name="Standard">
      <style:text-properties officeooo:rsid="001d21d0" officeooo:paragraph-rsid="001d21d0"/>
    </style:style>
    <style:style style:name="P14" style:family="paragraph" style:parent-style-name="Standard">
      <style:text-properties officeooo:rsid="00215506" officeooo:paragraph-rsid="00215506"/>
    </style:style>
    <style:style style:name="P15" style:family="paragraph" style:parent-style-name="Standard">
      <style:text-properties style:font-name="Courier New" officeooo:rsid="00239d63" officeooo:paragraph-rsid="00239d63"/>
    </style:style>
    <style:style style:name="P16" style:family="paragraph" style:parent-style-name="Standard">
      <style:text-properties style:font-name="Liberation Serif" officeooo:rsid="00239d63" officeooo:paragraph-rsid="00239d63"/>
    </style:style>
    <style:style style:name="T1" style:family="text">
      <style:text-properties officeooo:rsid="00105240"/>
    </style:style>
    <style:style style:name="T2" style:family="text">
      <style:text-properties officeooo:rsid="0012daa3"/>
    </style:style>
    <style:style style:name="T3" style:family="text">
      <style:text-properties officeooo:rsid="001417b4"/>
    </style:style>
    <style:style style:name="T4" style:family="text">
      <style:text-properties style:font-name="Courier New"/>
    </style:style>
    <style:style style:name="T5" style:family="text">
      <style:text-properties style:font-name="Courier New" officeooo:rsid="0012daa3"/>
    </style:style>
    <style:style style:name="T6" style:family="text">
      <style:text-properties style:font-name="Courier New" officeooo:rsid="0016894e"/>
    </style:style>
    <style:style style:name="T7" style:family="text">
      <style:text-properties officeooo:rsid="0016894e"/>
    </style:style>
    <style:style style:name="T8" style:family="text">
      <style:text-properties officeooo:rsid="001ac3f9"/>
    </style:style>
    <style:style style:name="T9" style:family="text">
      <style:text-properties officeooo:rsid="001c7cbd"/>
    </style:style>
    <style:style style:name="T10" style:family="text">
      <style:text-properties style:font-name="Courier New"/>
    </style:style>
    <style:style style:name="T11" style:family="text">
      <style:text-properties style:font-name="Courier New" officeooo:rsid="001c7cbd"/>
    </style:style>
    <style:style style:name="T12" style:family="text">
      <style:text-properties officeooo:rsid="001e964a"/>
    </style:style>
    <style:style style:name="T13" style:family="text">
      <style:text-properties officeooo:rsid="00239d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.</text:p>
      <text:p text:style-name="P1"/>
      <text:p text:style-name="P1">1. Интерпретатор состоит из следующих частей:</text:p>
      <text:p text:style-name="P1"/>
      <text:list xml:id="list6329104550961005172" text:style-name="L1">
        <text:list-item>
          <text:p text:style-name="P8">сканер — преобразует входной поток <text:span text:style-name="T1">в набор токенов-терминалов;</text:span></text:p>
        </text:list-item>
        <text:list-item>
          <text:p text:style-name="P9">парсер — объединяет токены-терминалы в нетерминалы;</text:p>
        </text:list-item>
        <text:list-item>
          <text:p text:style-name="P9">анализатор — строит синтаксическое дерево из полученных токенов;</text:p>
        </text:list-item>
        <text:list-item>
          <text:p text:style-name="P9">оптимизатор — преобразует синтаксическое дерево;</text:p>
        </text:list-item>
        <text:list-item>
          <text:p text:style-name="P9">генератор — генерирует байт-код;</text:p>
        </text:list-item>
        <text:list-item>
          <text:p text:style-name="P9">виртуальная машина — исполняет байт-код.</text:p>
        </text:list-item>
      </text:list>
      <text:p text:style-name="P2"/>
      <text:p text:style-name="P4">2. Байт-код может быть скомпилирован и запущен позже, без компиляции.</text:p>
      <text:p text:style-name="P4"/>
      <text:p text:style-name="P4">3. Байт-код представляет собой набор классов, наследуемых от общего абстрактного класса <text:span text:style-name="T4">instruction</text:span>. Абстрактный класс <text:span text:style-name="T2">содержит виртуальный метод </text:span><text:span text:style-name="T5">exec()</text:span><text:span text:style-name="T2">, который выполняет инструкцию и возвращает указатель на следующую инструкцию. Потом выполняется следующая инструкция, и так далее до тех пор, пока очередная инструкция не вернёт </text:span><text:span text:style-name="T5">nullptr</text:span><text:span text:style-name="T2">.</text:span></text:p>
      <text:p text:style-name="P4"/>
      <text:p text:style-name="P5">4. <text:span text:style-name="T3">Многопоточность реализуется поочерёдным выполнением инструкций из разных потоков.</text:span></text:p>
      <text:p text:style-name="P5"/>
      <text:p text:style-name="P6">5. Поскольку байт-код может быть сохранен, <text:span text:style-name="T7">набор классов байт-кода должен быть сериализуемым</text:span>. Для <text:span text:style-name="T7">этого класс </text:span><text:span text:style-name="T6">instruction</text:span><text:span text:style-name="T7"> должен содержать метод </text:span><text:span text:style-name="T6">serialize(vector&lt;char&gt; &amp;dst)</text:span><text:span text:style-name="T7">, который переводит инструкцию в набор байт. Так же, должен быть написан десериализатор и фабричный класс </text:span><text:span text:style-name="T6">instruction_factory</text:span><text:span text:style-name="T7">, который воссоздаёт инструкции из набора байт.</text:span></text:p>
      <text:p text:style-name="P6"/>
      <text:p text:style-name="P7">6. Связи между отдельными инструкциями реализуются прямыми указателями. Однако, каждая инструкция должна иметь уникальный идентификатор, и при сериализации связи заменяются на указатели.</text:p>
      <text:p text:style-name="P7"/>
      <text:p text:style-name="P7">7. Часто используемые цепочки инструкций заменяются на одну инструкцию, которая делает все то же самое, только за один такт.</text:p>
      <text:p text:style-name="P7"/>
      <text:p text:style-name="P10">8. Инструкции выполняются виртуальной машиной. Обмен данными осуществляется главным образом через стек. Некоторые данные (такие, как адрес следующей инструкции), хранятся в регистрах. Стек и набор регистров для каждого потока свои.</text:p>
      <text:p text:style-name="P10"/>
      <text:p text:style-name="P10">9. <text:span text:style-name="T8">Сборщик мусора использует стеки потоков в качестве корня.</text:span></text:p>
      <text:p text:style-name="P10"/>
      <text:p text:style-name="P11">10. Все данные имеют один и тот же размер. <text:span text:style-name="T9">Это требуется для упрощённой реализации стека, и, возможно, распределителей памяти. Поэтому все данные представлены в классе </text:span><text:span text:style-name="T11">variant</text:span><text:span text:style-name="T9">, который состоит из:</text:span></text:p>
      <text:p text:style-name="P11"/>
      <text:list xml:id="list1522429339374567225" text:style-name="L2">
        <text:list-item>
          <text:p text:style-name="P12">объединения (union), которое содержит данные;</text:p>
        </text:list-item>
        <text:list-item>
          <text:p text:style-name="P12">обработчика (handler), который обрабатывает данные.</text:p>
        </text:list-item>
      </text:list>
      <text:p text:style-name="P13"/>
      <text:p text:style-name="P13"><text:soft-page-break/>11. <text:span text:style-name="T12">Извне все данные должны быть представлены в виде объектов. Однако, объекты «тяжёлые» и создаются долго. Поэтому некоторые данные должны быть представлены в виде примитивов. Для инструкции не должно быть разницы, объект она обрабатывает или примитив.</text:span></text:p>
      <text:p text:style-name="P13"/>
      <text:p text:style-name="P14"><text:span text:style-name="T13">12. </text:span>Примерная реализация типа <text:span text:style-name="T4">variant</text:span>:</text:p>
      <text:p text:style-name="P14"/>
      <text:p text:style-name="P15">class g_variant</text:p>
      <text:p text:style-name="P15">{</text:p>
      <text:p text:style-name="P15">public:</text:p>
      <text:p text:style-name="P15"><text:s text:c="4"/>union</text:p>
      <text:p text:style-name="P15"><text:s text:c="4"/>{</text:p>
      <text:p text:style-name="P15"><text:s text:c="8"/>int _integer;</text:p>
      <text:p text:style-name="P15"><text:s text:c="8"/>double _real;</text:p>
      <text:p text:style-name="P15"><text:s text:c="8"/>g_object *_object;</text:p>
      <text:p text:style-name="P15"><text:s text:c="4"/>} data;</text:p>
      <text:p text:style-name="P15"><text:s text:c="4"/>g_handler *handler;</text:p>
      <text:p text:style-name="P15">};</text:p>
      <text:p text:style-name="P15"/>
      <text:p text:style-name="P16">Поле <text:span text:style-name="T4">handler</text:span> никогда не бывает <text:span text:style-name="T4">nullptr</text:span>. </text:p>
      <text:p text:style-name="P16"/>
      <text:p text:style-name="P16">13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3:36:04.678593080</meta:creation-date>
    <dc:date>2018-12-04T16:13:01.525959405</dc:date>
    <meta:editing-duration>PT56M45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2" meta:paragraph-count="34" meta:word-count="334" meta:character-count="2558" meta:non-whitespace-character-count="2218"/>
  </office:meta>
</office:document-meta>
</file>